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5.136cm"/>
    </style:style>
    <style:style style:name="Table1.C" style:family="table-column">
      <style:table-column-properties style:column-width="5.262cm"/>
    </style:style>
    <style:style style:name="Table1.D" style:family="table-column">
      <style:table-column-properties style:column-width="4.207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Bahnschrift" fo:font-size="8pt" fo:language="en" fo:country="AU" officeooo:rsid="00154bdb" officeooo:paragraph-rsid="001210f9" style:font-size-asian="8pt" style:font-size-complex="8pt"/>
    </style:style>
    <style:style style:name="P2" style:family="paragraph" style:parent-style-name="Standard">
      <style:text-properties style:font-name="Bahnschrift" fo:font-size="8pt" fo:language="en" fo:country="AU" officeooo:rsid="00154bdb" officeooo:paragraph-rsid="001773ce" style:font-size-asian="8pt" style:font-size-complex="8pt"/>
    </style:style>
    <style:style style:name="P3" style:family="paragraph" style:parent-style-name="Standard">
      <style:text-properties style:font-name="Bahnschrift" fo:font-size="8pt" fo:language="en" fo:country="AU" officeooo:rsid="00224ea8" officeooo:paragraph-rsid="00224ea8" style:font-size-asian="8pt" style:font-size-complex="8pt"/>
    </style:style>
    <style:style style:name="P4" style:family="paragraph" style:parent-style-name="Standard">
      <style:text-properties style:font-name="Bahnschrift" fo:font-size="8pt" fo:language="en" fo:country="AU" officeooo:rsid="001773ce" officeooo:paragraph-rsid="001773ce" style:font-size-asian="8pt" style:font-size-complex="8pt"/>
    </style:style>
    <style:style style:name="P5" style:family="paragraph" style:parent-style-name="Standard">
      <style:text-properties style:font-name="Bahnschrift" fo:language="en" fo:country="AU" officeooo:rsid="001210f9" officeooo:paragraph-rsid="001210f9"/>
    </style:style>
    <style:style style:name="P6" style:family="paragraph" style:parent-style-name="Table_20_Contents">
      <style:text-properties style:font-name="Bahnschrift" fo:font-size="8pt" fo:language="en" fo:country="AU" style:font-size-asian="8pt" style:font-size-complex="8pt"/>
    </style:style>
    <style:style style:name="P7" style:family="paragraph" style:parent-style-name="Table_20_Contents">
      <style:text-properties style:font-name="Bahnschrift" fo:font-size="8pt" fo:language="en" fo:country="AU" officeooo:rsid="001773ce" officeooo:paragraph-rsid="001773ce" style:font-size-asian="8pt" style:font-size-complex="8pt"/>
    </style:style>
    <style:style style:name="P8" style:family="paragraph" style:parent-style-name="Table_20_Contents">
      <style:text-properties style:font-name="Bahnschrift" fo:font-size="8pt" fo:language="en" fo:country="AU" officeooo:rsid="001628c8" officeooo:paragraph-rsid="001628c8" style:font-size-asian="8pt" style:font-size-complex="8pt"/>
    </style:style>
    <style:style style:name="P9" style:family="paragraph" style:parent-style-name="Table_20_Contents">
      <style:text-properties style:font-name="Bahnschrift" fo:font-size="8pt" fo:language="en" fo:country="AU" officeooo:rsid="0026004a" officeooo:paragraph-rsid="0026004a" style:font-size-asian="8pt" style:font-size-complex="8pt"/>
    </style:style>
    <style:style style:name="P10" style:family="paragraph" style:parent-style-name="Table_20_Contents">
      <style:text-properties style:font-name="Bahnschrift" fo:font-size="8pt" fo:language="en" fo:country="AU" officeooo:rsid="00224ea8" officeooo:paragraph-rsid="00224ea8" style:font-size-asian="8pt" style:font-size-complex="8pt"/>
    </style:style>
    <style:style style:name="P11" style:family="paragraph" style:parent-style-name="Table_20_Contents">
      <style:text-properties style:text-line-through-style="solid" style:text-line-through-type="single" style:font-name="Bahnschrift" fo:font-size="8pt" fo:language="en" fo:country="AU" style:font-size-asian="8pt" style:font-size-complex="8pt"/>
    </style:style>
    <style:style style:name="P12" style:family="paragraph" style:parent-style-name="Standard">
      <style:text-properties style:font-name="Bahnschrift" fo:font-size="8pt" fo:language="en" fo:country="AU" officeooo:rsid="00154bdb" officeooo:paragraph-rsid="001773ce" style:font-size-asian="8pt" style:font-size-complex="8pt"/>
    </style:style>
    <style:style style:name="P13" style:family="paragraph" style:parent-style-name="Table_20_Contents">
      <style:text-properties style:font-name="Bahnschrift" fo:font-size="8pt" fo:language="en" fo:country="AU" style:font-size-asian="8pt" style:font-size-complex="8pt"/>
    </style:style>
    <style:style style:name="P14" style:family="paragraph" style:parent-style-name="Table_20_Contents">
      <style:text-properties style:font-name="Bahnschrift" fo:font-size="8pt" fo:language="en" fo:country="AU" officeooo:rsid="002bb618" officeooo:paragraph-rsid="002bb618" style:font-size-asian="8pt" style:font-size-complex="8pt"/>
    </style:style>
    <style:style style:name="P15" style:family="paragraph" style:parent-style-name="Table_20_Contents">
      <style:text-properties style:font-name="Bahnschrift" fo:font-size="8pt" fo:language="en" fo:country="AU" officeooo:rsid="001628c8" officeooo:paragraph-rsid="001628c8" style:font-size-asian="8pt" style:font-size-complex="8pt"/>
    </style:style>
    <style:style style:name="P16" style:family="paragraph" style:parent-style-name="Table_20_Contents">
      <style:text-properties style:text-line-through-style="solid" style:text-line-through-type="single" style:font-name="Bahnschrift" fo:font-size="8pt" fo:language="en" fo:country="AU" style:font-size-asian="8pt" style:font-size-complex="8pt"/>
    </style:style>
    <style:style style:name="P17" style:family="paragraph" style:parent-style-name="Table_20_Contents">
      <style:text-properties style:text-line-through-style="none" style:text-line-through-type="none" style:font-name="Bahnschrift" fo:font-size="8pt" fo:language="en" fo:country="AU" officeooo:paragraph-rsid="002d3e07" style:font-size-asian="8pt" style:font-size-complex="8pt"/>
    </style:style>
    <style:style style:name="T1" style:family="text">
      <style:text-properties officeooo:rsid="001773ce"/>
    </style:style>
    <style:style style:name="T2" style:family="text">
      <style:text-properties officeooo:rsid="00188f4e"/>
    </style:style>
    <style:style style:name="T3" style:family="text">
      <style:text-properties officeooo:rsid="001a6e40"/>
    </style:style>
    <style:style style:name="T4" style:family="text">
      <style:text-properties officeooo:rsid="001c6333"/>
    </style:style>
    <style:style style:name="T5" style:family="text">
      <style:text-properties officeooo:rsid="001d50db"/>
    </style:style>
    <style:style style:name="T6" style:family="text">
      <style:text-properties officeooo:rsid="001ecf94"/>
    </style:style>
    <style:style style:name="T7" style:family="text">
      <style:text-properties officeooo:rsid="0021480d"/>
    </style:style>
    <style:style style:name="T8" style:family="text">
      <style:text-properties officeooo:rsid="00219452"/>
    </style:style>
    <style:style style:name="T9" style:family="text">
      <style:text-properties officeooo:rsid="0021cf9d"/>
    </style:style>
    <style:style style:name="T10" style:family="text">
      <style:text-properties officeooo:rsid="00224ea8"/>
    </style:style>
    <style:style style:name="T11" style:family="text">
      <style:text-properties officeooo:rsid="00258f66"/>
    </style:style>
    <style:style style:name="T12" style:family="text">
      <style:text-properties officeooo:rsid="0026004a"/>
    </style:style>
    <style:style style:name="T13" style:family="text">
      <style:text-properties officeooo:rsid="0028e498"/>
    </style:style>
    <style:style style:name="T14" style:family="text">
      <style:text-properties officeooo:rsid="0029e61f"/>
    </style:style>
    <style:style style:name="T15" style:family="text">
      <style:text-properties officeooo:rsid="002b0b60"/>
    </style:style>
    <style:style style:name="T16" style:family="text">
      <style:text-properties officeooo:rsid="002bb618"/>
    </style:style>
    <style:style style:name="T17" style:family="text">
      <style:text-properties officeooo:rsid="002c629c"/>
    </style:style>
    <style:style style:name="T18" style:family="text">
      <style:text-properties officeooo:rsid="002dc102"/>
    </style:style>
    <style:style style:name="T19" style:family="text">
      <style:text-properties officeooo:rsid="002e2068"/>
    </style:style>
    <style:style style:name="T20" style:family="text">
      <style:text-properties officeooo:rsid="002f6bab"/>
    </style:style>
    <style:style style:name="T21" style:family="text">
      <style:text-properties officeooo:rsid="0031536e"/>
    </style:style>
    <style:style style:name="T22" style:family="text">
      <style:text-properties officeooo:rsid="0031b437"/>
    </style:style>
    <style:style style:name="T23" style:family="text">
      <style:text-properties officeooo:rsid="0032569b"/>
    </style:style>
    <style:style style:name="T24" style:family="text">
      <style:text-properties officeooo:rsid="0033b229"/>
    </style:style>
    <style:style style:name="T25" style:family="text">
      <style:text-properties officeooo:rsid="003570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ebDesk Calculator Dev<text:span text:style-name="T13">elopment</text:span> Log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350672247296">
          <table:table-cell table:style-name="Table1.A1" office:value-type="string">
            <text:p text:style-name="P7"><text:span text:style-name="T10">Log no, (</text:span>Date<text:span text:style-name="T10">)</text:span></text:p>
          </table:table-cell>
          <table:table-cell table:style-name="Table1.A1" office:value-type="string">
            <text:p text:style-name="P8">To Do</text:p>
          </table:table-cell>
          <table:table-cell table:style-name="Table1.A1" office:value-type="string">
            <text:p text:style-name="P8">Log <text:span text:style-name="T6">(Completed Tasks)</text:span></text:p>
          </table:table-cell>
          <table:table-cell table:style-name="Table1.A1" office:value-type="string">
            <text:p text:style-name="P9">Tasks</text:p>
          </table:table-cell>
        </table:table-row>
        <table:table-row table:style-name="TableLine2350672242400">
          <table:table-cell table:style-name="Table1.A1" office:value-type="string">
            <text:p text:style-name="P3">20211208</text:p>
          </table:table-cell>
          <table:table-cell table:style-name="Table1.A1" office:value-type="string">
            <text:p text:style-name="P6">- <text:span text:style-name="T20">Create Back button</text:span></text:p>
            <text:p text:style-name="P6">- <text:span text:style-name="T20">Create Save button</text:span></text:p>
          </table:table-cell>
          <table:table-cell table:style-name="Table1.A1" office:value-type="string">
            <text:p text:style-name="P2"><text:span text:style-name="T1">- C</text:span>ompleted Back button function</text:p>
            <text:p text:style-name="P2">- WIP Save button functionality (print)</text:p>
          </table:table-cell>
          <table:table-cell table:style-name="Table1.A1" table:number-rows-spanned="5" office:value-type="string">
            <text:p text:style-name="P11">- <text:span text:style-name="T12">Create Back button function</text:span></text:p>
            <text:p text:style-name="P11">- <text:span text:style-name="T12">Create Print function</text:span></text:p>
            <text:p text:style-name="P11">- <text:span text:style-name="T12">Add Step Ladder Content</text:span></text:p>
            <text:p text:style-name="P11">- <text:span text:style-name="T12">Add Stair Content</text:span></text:p>
            <text:p text:style-name="P17">- <text:span text:style-name="T17">Add Background Img</text:span></text:p>
            <text:p text:style-name="P17">- <text:span text:style-name="T18">Add Step/Stair </text:span><text:span text:style-name="T19">dwg</text:span></text:p>
            <text:p text:style-name="P6">- <text:span text:style-name="T12">Add Contact Form</text:span></text:p>
            <text:p text:style-name="P6">- <text:span text:style-name="T12">Add IP/Weather Function(?)</text:span></text:p>
            <text:p text:style-name="P6">- <text:span text:style-name="T14">Refactor Code</text:span></text:p>
            <text:p text:style-name="P6">- <text:span text:style-name="T14">Deploy website with Babel</text:span></text:p>
            <text:p text:style-name="P6"/>
          </table:table-cell>
        </table:table-row>
        <table:table-row table:style-name="TableLine2350672253280">
          <table:table-cell table:style-name="Table1.A1" office:value-type="string">
            <text:p text:style-name="P10">20211209</text:p>
          </table:table-cell>
          <table:table-cell table:style-name="Table1.A1" office:value-type="string">
            <text:p text:style-name="P6">- <text:span text:style-name="T1">printStyle CSS for print overlay</text:span></text:p>
            <text:p text:style-name="P6">- <text:span text:style-name="T2">refactor Save button codes</text:span></text:p>
          </table:table-cell>
          <table:table-cell table:style-name="Table1.A1" office:value-type="string">
            <text:p text:style-name="P6">- <text:span text:style-name="T3">Implemented </text:span><text:span text:style-name="T4">press Save to </text:span><text:span text:style-name="T3">Print function</text:span></text:p>
            <text:p text:style-name="P6">- <text:span text:style-name="T3">printStyle for print </text:span><text:span text:style-name="T5">completed</text:span></text:p>
          </table:table-cell>
          <table:covered-table-cell/>
        </table:table-row>
        <table:table-row table:style-name="TableLine2350672258176">
          <table:table-cell table:style-name="Table1.A1" office:value-type="string">
            <text:p text:style-name="P10">2<text:span text:style-name="T16">0</text:span>211211</text:p>
          </table:table-cell>
          <table:table-cell table:style-name="Table1.A1" office:value-type="string">
            <text:p text:style-name="P6">- <text:span text:style-name="T3">refactor Save button codes</text:span></text:p>
          </table:table-cell>
          <table:table-cell table:style-name="Table1.A1" office:value-type="string">
            <text:p text:style-name="P6">- <text:span text:style-name="T6">refactor Save button codes</text:span></text:p>
            <text:p text:style-name="P6">- <text:span text:style-name="T8">Added function</text:span><text:span text:style-name="T7"> – Enter = Calculate</text:span></text:p>
            <text:p text:style-name="P6">- <text:span text:style-name="T9">Fixed input accept int only</text:span></text:p>
          </table:table-cell>
          <table:covered-table-cell/>
        </table:table-row>
        <table:table-row table:style-name="TableLine2350672247568">
          <table:table-cell table:style-name="Table1.A1" office:value-type="string">
            <text:p text:style-name="P14">20121214</text:p>
          </table:table-cell>
          <table:table-cell table:style-name="Table1.A1" office:value-type="string">
            <text:p text:style-name="P6">- <text:span text:style-name="T6">Create function – Enter = Calculate</text:span></text:p>
            <text:p text:style-name="P6">- <text:span text:style-name="T8">Fix input accept int only</text:span></text:p>
            <text:p text:style-name="P6">- <text:span text:style-name="T11">Add Step Ladder </text:span><text:span text:style-name="T15">Content</text:span></text:p>
          </table:table-cell>
          <table:table-cell table:style-name="Table1.A1" office:value-type="string">
            <text:p text:style-name="P6">- <text:span text:style-name="T16">Added Step Ladder Content</text:span></text:p>
            <text:p text:style-name="P6">- <text:span text:style-name="T16">Added Stair Content</text:span></text:p>
            <text:p text:style-name="P6">- <text:span text:style-name="T16">Completed Tab f()</text:span></text:p>
            <text:p text:style-name="P6">- <text:span text:style-name="T16">Completed Tab Img Change f()</text:span></text:p>
          </table:table-cell>
          <table:covered-table-cell/>
        </table:table-row>
        <table:table-row table:style-name="TableLine2350672247568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6">- <text:span text:style-name="T21">Delegate Calculate Button to Tab</text:span><text:span text:style-name="T22">s</text:span></text:p>
            <text:p text:style-name="P6">- <text:span text:style-name="T24">Add Background Img</text:span></text:p>
            <text:p text:style-name="P6">- <text:span text:style-name="T25">Add Dwg</text:span></text:p>
          </table:table-cell>
          <table:table-cell table:style-name="Table1.A1" office:value-type="string">
            <text:p text:style-name="P6"/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5T14:35:07.763000000</meta:creation-date>
    <dc:date>2021-12-14T23:56:43.295000000</dc:date>
    <meta:editing-duration>P2DT18H26M40S</meta:editing-duration>
    <meta:editing-cycles>37</meta:editing-cycles>
    <meta:generator>LibreOffice/7.1.2.2$Windows_X86_64 LibreOffice_project/8a45595d069ef5570103caea1b71cc9d82b2aae4</meta:generator>
    <meta:document-statistic meta:table-count="1" meta:image-count="0" meta:object-count="0" meta:page-count="1" meta:paragraph-count="41" meta:word-count="172" meta:character-count="954" meta:non-whitespace-character-count="821"/>
  </office:meta>
</office:document-meta>
</file>